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4" style:family="graphic" style:parent-style-name="objectwithoutfill">
      <style:graphic-properties svg:stroke-color="#0000ff" draw:marker-start="Arrow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865cm" fo:min-width="2.428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8" style:family="graphic" style:parent-style-name="standard">
      <style:graphic-properties svg:stroke-color="#ff950e"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0" style:family="graphic" style:parent-style-name="objectwithoutfill">
      <style:graphic-properties svg:stroke-color="#3333ff" draw:marker-start="Arrow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1.423cm" fo:min-width="3.566cm" fo:padding-top="0.175cm" fo:padding-bottom="0.175cm" fo:padding-left="0.3cm" fo:padding-right="0.3cm"/>
    </style:style>
    <style:style style:name="gr1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8080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0080" fo:font-size="11pt" style:font-size-asian="11pt" style:font-size-complex="11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80" fo:font-size="11pt" style:font-size-asian="11pt" style:font-size-complex="11pt"/>
    </style:style>
    <style:style style:name="T3" style:family="text">
      <style:text-properties fo:color="#800000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3.302cm" svg:x="2.016cm" svg:y="4.302cm">
          <text:p text:style-name="P1">Kicker <text:line-break/>Sequence Module </text:p>
          <text:p text:style-name="P1">(KSM)</text:p>
          <text:p text:style-name="P1">[Edev Group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429cm" svg:y1="1.635cm" svg:x2="4.429cm" svg:y2="4.429cm">
          <text:p/>
        </draw:line>
        <draw:frame draw:style-name="gr3" draw:text-style-name="P2" draw:layer="layout" svg:width="3.677cm" svg:height="1.661cm" draw:transform="rotate (1.5707963267946) translate (2.514cm 4.296cm)">
          <draw:text-box>
            <text:p><text:span text:style-name="T1">Signal from </text:span><text:span text:style-name="T1"><text:line-break/></text:span><text:span text:style-name="T1">cyclotron </text:span><text:span text:style-name="T1"><text:line-break/></text:span><text:span text:style-name="T1">ion pulser</text:span></text:p>
          </draw:text-box>
        </draw:frame>
        <draw:line draw:style-name="gr4" draw:text-style-name="P1" draw:layer="layout" svg:x1="3.794cm" svg:y1="10.547cm" svg:x2="3.794cm" svg:y2="7.626cm">
          <text:p/>
        </draw:line>
        <draw:frame draw:style-name="gr5" draw:text-style-name="P3" draw:layer="layout" svg:width="2.928cm" svg:height="2.411cm" draw:transform="rotate (1.58807508638934) translate (4.099cm 10.446cm)">
          <draw:text-box>
            <text:p><text:span text:style-name="T2">Kicker time </text:span></text:p>
            <text:p><text:span text:style-name="T2">Offset control,</text:span></text:p>
            <text:p><text:span text:style-name="T2">Fraction,</text:span></text:p>
            <text:p><text:span text:style-name="T2">Sequence</text:span></text:p>
            <text:p><text:span text:style-name="T2"/></text:p>
          </draw:text-box>
        </draw:frame>
        <draw:line draw:style-name="gr6" draw:text-style-name="P1" draw:layer="layout" svg:x1="8.239cm" svg:y1="5.826cm" svg:x2="12.684cm" svg:y2="5.826cm">
          <text:p/>
        </draw:line>
        <draw:frame draw:style-name="gr7" draw:text-style-name="P2" draw:layer="layout" svg:width="4.699cm" svg:height="2.147cm" svg:x="9.89cm" svg:y="6.024cm">
          <draw:text-box>
            <text:p><text:span text:style-name="T3">Magnet ramp</text:span></text:p>
            <text:p><text:span text:style-name="T3">up/down </text:span><text:span text:style-name="T3"><text:line-break/></text:span><text:span text:style-name="T3">signal </text:span></text:p>
            <text:p><text:span text:style-name="T3">(optical)</text:span><text:span text:style-name="T1"> </text:span></text:p>
          </draw:text-box>
        </draw:frame>
        <draw:custom-shape draw:style-name="gr8" draw:text-style-name="P1" draw:layer="layout" svg:width="4.324cm" svg:height="3.556cm" svg:x="12.684cm" svg:y="4.81cm">
          <text:p text:style-name="P1">Kicker Power</text:p>
          <text:p text:style-name="P1">Supply<text:line-break/>(Danfysik)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4.699cm" svg:height="1.8cm" svg:x="8.874cm" svg:y="8.979cm">
          <draw:text-box>
            <text:p><text:span text:style-name="T3">Kicker settings</text:span><text:span text:style-name="T3"><text:line-break/></text:span><text:span text:style-name="T3">and status</text:span></text:p>
            <text:p><text:span text:style-name="T3">(ethernet/SCPI)</text:span></text:p>
          </draw:text-box>
        </draw:frame>
        <draw:line draw:style-name="gr10" draw:text-style-name="P1" draw:layer="layout" svg:x1="11.668cm" svg:y1="11.287cm" svg:x2="13.7cm" svg:y2="8.493cm">
          <text:p/>
        </draw:line>
        <draw:line draw:style-name="gr2" draw:text-style-name="P1" draw:layer="layout" svg:x1="7.096cm" svg:y1="4.175cm" svg:x2="7.096cm" svg:y2="1.762cm">
          <text:p/>
        </draw:line>
        <draw:frame draw:style-name="gr11" draw:text-style-name="P2" draw:layer="layout" svg:width="3.733cm" svg:height="1.673cm" draw:transform="rotate (1.5707963267946) translate (5.572cm 4.479cm)">
          <draw:text-box>
            <text:p><text:span text:style-name="T1">Kicker sequence</text:span><text:span text:style-name="T1"><text:line-break/></text:span><text:span text:style-name="T1">to UCN group</text:span></text:p>
          </draw:text-box>
        </draw:frame>
        <draw:line draw:style-name="gr2" draw:text-style-name="P1" draw:layer="layout" svg:x1="15.351cm" svg:y1="1.635cm" svg:x2="15.351cm" svg:y2="4.754cm">
          <text:p/>
        </draw:line>
        <draw:frame draw:style-name="gr12" draw:text-style-name="P2" draw:layer="layout" svg:width="3.948cm" svg:height="1.199cm" draw:transform="rotate (1.5707963267946) translate (14.081cm 4.821cm)">
          <draw:text-box>
            <text:p><text:span text:style-name="T1">Enable interlock <text:s/></text:span><text:span text:style-name="T1"><text:line-break/></text:span><text:span text:style-name="T1">temp/water flow</text:span></text:p>
          </draw:text-box>
        </draw:frame>
        <draw:line draw:style-name="gr2" draw:text-style-name="P1" draw:layer="layout" svg:x1="4.556cm" svg:y1="14.279cm" svg:x2="6.334cm" svg:y2="14.279cm">
          <text:p/>
        </draw:line>
        <draw:line draw:style-name="gr4" draw:text-style-name="P1" draw:layer="layout" svg:x1="4.556cm" svg:y1="15.295cm" svg:x2="6.334cm" svg:y2="15.295cm">
          <text:p/>
        </draw:line>
        <draw:frame draw:style-name="gr13" draw:text-style-name="P2" draw:layer="layout" svg:width="3.395cm" svg:height="0.721cm" svg:x="5.225cm" svg:y="14.447cm">
          <draw:text-box>
            <text:p><text:span text:style-name="T1">Signal lines</text:span></text:p>
          </draw:text-box>
        </draw:frame>
        <draw:frame draw:style-name="gr14" draw:text-style-name="P2" draw:layer="layout" svg:width="3.395cm" svg:height="0.818cm" svg:x="5.479cm" svg:y="15.422cm">
          <draw:text-box>
            <text:p><text:span text:style-name="T1">Control lines</text:span></text:p>
          </draw:text-box>
        </draw:frame>
        <draw:frame draw:style-name="gr15" draw:text-style-name="P4" draw:layer="layout" svg:width="4.166cm" svg:height="1.773cm" svg:x="8.518cm" svg:y="1.513cm">
          <draw:text-box>
            <text:p><text:span text:style-name="T4">UCN kicker </text:span></text:p>
            <text:p><text:span text:style-name="T4">control</text:span></text:p>
          </draw:text-box>
        </draw:frame>
        <draw:custom-shape draw:style-name="gr16" draw:text-style-name="P5" draw:layer="layout" svg:width="3.937cm" svg:height="2.413cm" svg:x="8.112cm" svg:y="11.287cm">
          <text:p text:style-name="P1"><text:span text:style-name="T5">Power Supply</text:span></text:p>
          <text:p text:style-name="P1"><text:span text:style-name="T5">EPICS control </text:span></text:p>
          <text:p text:style-name="P1"><text:span text:style-name="T5">system</text:span></text:p>
          <text:p text:style-name="P1"><text:span text:style-name="T5">[Control Group]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588cm" svg:height="3.302cm" svg:x="1.762cm" svg:y="10.525cm">
          <text:p text:style-name="P1">KSM <text:line-break/>EPICS control </text:p>
          <text:p text:style-name="P1">system</text:p>
          <text:p text:style-name="P1">[Control Group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3.302cm" svg:x="2.016cm" svg:y="4.302cm">
          <text:p text:style-name="P1">Kicker <text:line-break/>Sequence Module </text:p>
          <text:p text:style-name="P1">(KSM)</text:p>
          <text:p text:style-name="P1">[SciTech Dept]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572cm" svg:height="1.905cm" svg:x="13.192cm" svg:y="11.287cm">
          <text:p text:style-name="P1">Monitor Voltage<text:line-break/>measur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97cm" svg:y1="8.493cm" svg:x2="14.97cm" svg:y2="11.287cm">
          <text:p/>
        </draw:line>
        <draw:frame draw:style-name="gr3" draw:text-style-name="P2" draw:layer="layout" svg:width="3.395cm" svg:height="1.661cm" svg:x="14.97cm" svg:y="9.626cm">
          <draw:text-box>
            <text:p><text:span text:style-name="T1">Power Supply</text:span><text:span text:style-name="T1"><text:line-break/></text:span><text:span text:style-name="T1">Monitor Voltages</text:span></text:p>
          </draw:text-box>
        </draw:frame>
        <draw:rect draw:style-name="gr18" draw:text-style-name="P1" draw:layer="layout" svg:width="4.699cm" svg:height="1.905cm" svg:x="12.176cm" svg:y="14.335cm">
          <text:p text:style-name="P1">Central Safety<text:line-break/>System (CSS)</text:p>
        </draw:rect>
        <draw:line draw:style-name="gr10" draw:text-style-name="P1" draw:layer="layout" svg:x1="12.049cm" svg:y1="13.7cm" svg:x2="14.716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21cm" fo:page-height="17.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5-12-21T11:02:40.178626618</meta:creation-date>
    <dc:date>2017-06-26T14:37:41</dc:date>
    <dc:creator>Thomas Lindner</dc:creator>
    <meta:editing-duration>PT18H51M25S</meta:editing-duration>
    <meta:editing-cycles>39</meta:editing-cycles>
    <meta:generator>OpenOffice/4.1.1$Unix OpenOffice.org_project/411m6$Build-9775</meta:generator>
    <meta:document-statistic meta:object-count="27"/>
  </office:meta>
</office:document-meta>
</file>